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Fastai NLP Study Group</text:p>
      <text:p text:style-name="Standard"/>
      <text:p text:style-name="Standard">will meet Saturday Dec 14th, at 8 AM PST, 11 AM EST, 5 PM CET, 9:30 PM IST</text:p>
      <text:p text:style-name="Standard"/>
      <text:p text:style-name="Standard">Topics: Introduction to NLP and NMF Topic Modeling </text:p>
      <text:p text:style-name="Standard"/>
      <text:p text:style-name="Standard">Suggested homework or preparation:</text:p>
      <text:p text:style-name="Standard"/>
      <text:p text:style-name="Standard">1. Browse &amp; familiarize with the [course website](https://www.fast.ai/2019/07/08/fastai-nlp/)</text:p>
      <text:p text:style-name="Standard">2. <text:s/>[Course video playlist](https://www.youtube.com/playlist?list=PLtmWHNX-gukKocXQOkQjuVxglSDYWsSh9) </text:p>
      <text:p text:style-name="Standard">Watch <text:s/>all of [NLP video 1](https://www.youtube.com/watch?v=cce8ntxP_XI&amp;list=PLtmWHNX-gukKocXQOkQjuVxglSDYWsSh9&amp;index=2&amp;t=0s), and <text:s/>up to `32:42` of [NLP video 2](https://www.youtube.com/watch?v=tG3pUwmGjsc&amp;list=PLtmWHNX-gukKocXQOkQjuVxglSDYWsSh9&amp;index=3&amp;t=0s)</text:p>
      <text:p text:style-name="Standard">3. [Course notebooks](https://github.com/fastai/course-nlp) are available on github.</text:p>
      <text:p text:style-name="Standard">Read through the notebooks [1-what-is-nlp](https://github.com/fastai/course-nlp/blob/master/1-what-is-nlp.ipynb) and [2-svd-nmf-topic-modeling](https://github.com/fastai/course-nlp/blob/master/2-svd-nmf-topic-modeling.ipynb) down to but not including the section `Singular Value Decomposition (SVD)` </text:p>
      <text:p text:style-name="Standard"/>
      <text:p text:style-name="Standard">[Join the Zoom Meeting when it's time!](https://zoom.us/j/5167464197)</text:p>
      <text:p text:style-name="Standard"/>
      <text:p text:style-name="Standard">To join via phone</text:p>
      <text:p text:style-name="Standard">Dial US: `+1 669 900 6833` <text:s/>or <text:s/>`+1 646 876 9923`</text:p>
      <text:p text:style-name="Standard">Meeting ID: `832 034 584`</text:p>
      <text:p text:style-name="Standard"/>
      <text:p text:style-name="Standard">[Current meetup schedule](https://docs.google.com/spreadsheets/d/139XMd3moRb1C2No1XF5zN11Ivqm1XXXhEWNu2wcfTZc/edit#gid=339739437&amp;range=O:Q)</text:p>
      <text:p text:style-name="Standard"/>
      <text:p text:style-name="Standard">[Sign up](https://twimlai.com/twiml-x-fast-ai/) to receive meetup announcements via e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9:46:25.327000000</meta:creation-date>
    <dc:date>2019-12-09T19:46:56.708000000</dc:date>
    <meta:editing-duration>PT32S</meta:editing-duration>
    <meta:editing-cycles>1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5" meta:word-count="124" meta:character-count="1412" meta:non-whitespace-character-count="1295"/>
  </office:meta>
</office:document-meta>
</file>